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Charleen Kleiber, Elisabethstr. 16b, 88940 Femkeburg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Femkeburg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Legal Administrator</text:h>
      <text:p text:style-name="P12"/>
      <text:p text:style-name="Normal">Sehr geehrte Damen und Herren</text:p>
      <text:p text:style-name="Normal"/>
      <text:p text:style-name="Normal">Amet et dignissimos fugit sed alias quia ut.</text:p>
      <text:p text:style-name="Normal"/>
      <text:p text:style-name="Normal">Et et magnam dolorum assumenda voluptas iusto.</text:p>
      <text:p text:style-name="Normal"/>
      <text:p text:style-name="Normal">Consequatur pariatur voluptas delectus est vel illum.</text:p>
      <text:p text:style-name="Normal"/>
      <text:p text:style-name="Normal">Freundliche Grüße</text:p>
      <text:p text:style-name="Normal"/>
      <text:p text:style-name="Normal">Charleen Kleiber</text:p>
      <text:p text:style-name="P11"><text:span text:style-name="T4"><text:tab/><text:tab/></text:span><text:span text:style-name="T7">Charleen Kleiber</text:span></text:p>
      <text:p text:style-name="P3"><text:tab/><text:tab/></text:p>
      <text:p text:style-name="P2"><text:span text:style-name="Highlighted_20_with_20_gray_20_Char"><text:span text:style-name="T6">Vel illum id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5c427a31-32f6-4ada-a130-a086aecf656f">
        <text:p text:style-name="P7">
    <text:span text:style-name="T6">
      <text:tab/>
    </text:span>
    <text:span text:style-name="White_20_Font">
      <text:span text:style-name="T5">März 2011 - August 2012 </text:span>
    </text:span>
    <text:span text:style-name="T6">
      <text:tab/>
    </text:span>
    <text:span text:style-name="Color_20_Caps_20_Expanded">
      <text:span text:style-name="T9">Berufsbildner - </text:span>
    </text:span>
    <text:span text:style-name="Color_20_Caps_20_Expanded">
      <text:span text:style-name="T10">Roche</text:span>
    </text:span>
  </text:p>
        <text:list xml:id="list3679271273" text:style-name="LS4">
          <text:list-header>
            <text:p text:style-name="P21">Projektmanagement</text:p>
          </text:list-header>
        </text:list>
        <text:p text:style-name="P6"/>
      </text:section>
      <text:p text:style-name="P9"><text:tab/></text:p>
      <text:p text:style-name="P3"/>
      <text:h text:style-name="P19" text:outline-level="1">Ausbildung</text:h>
      <text:p text:style-name="P3"/>
      <text:p text:style-name="P4"/>
      <text:section text:style-name="Sect1" text:name="24110258-18ea-4484-bb94-8552cdcbc740">
        <text:p text:style-name="P8">
    <text:span text:style-name="T6">
      <text:tab/>
    </text:span>
    <text:span text:style-name="White_20_Font">
      <text:span text:style-name="T5">September 2014 - Juni 2016 </text:span>
    </text:span>
    <text:span text:style-name="T6">
      <text:tab/>
    </text:span>
    <text:span text:style-name="Color_20_Caps_20_Expanded">
      <text:span text:style-name="T9">Bachelor in Kunst - </text:span>
    </text:span>
    <text:span text:style-name="Color_20_Caps_20_Expanded">
      <text:span text:style-name="T11">Konservatorium</text:span>
    </text:span>
  </text:p>
        <text:list xml:id="list114405386077374" text:continue-numbering="true" text:style-name="LS4">
          <text:list-header>
            <text:p text:style-name="P22">Geige</text:p>
          </text:list-header>
        </text:list>
        <text:p text:style-name="P5"/>
      </text:section>
      <text:p text:style-name="P10"/>
      <text:p text:style-name="P3"/>
      <text:h text:style-name="P18" text:outline-level="1">Skills</text:h>
      <text:p text:style-name="P3"/>
      <text:p text:style-name="P4"/>
      <text:section text:style-name="Sect1" text:name="94a3c03b-df7e-44f7-8409-92436874e1f0">
        <text:p text:style-name="P8">
    <text:span text:style-name="T6">
      <text:tab/>
      <text:tab/>
    </text:span>
    <text:span text:style-name="Color_20_Caps_20_Expanded">
      <text:span text:style-name="T9">Sprachen</text:span>
    </text:span>
  </text:p>
        <text:list xml:id="list114405516387606" text:continue-numbering="true" text:style-name="LS4">
          <text:list-header>
            <text:p text:style-name="P22">Englisch, Französisch, Deutsch, Chinesisch</text:p>
          </text:list-header>
        </text:list>
        <text:p text:style-name="P5"/>
      </text:section>
      <text:p text:style-name="P8"/>
      <text:h text:style-name="P20" text:outline-level="1">RESERVE 1</text:h>
      <text:p text:style-name="P27"/>
      <text:p text:style-name="P27"/>
      <text:p text:style-name="P26"/>
      <text:h text:style-name="P20" text:outline-level="1">RESERVE 2</text:h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234567890 </text:span>| <text:span text:style-name="MT1">noel@witting.info</text:span><text:span text:style-name="MT2">| 20.05.1989 | </text:span><text:span text:style-name="MT3">88940 Femkeburg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